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9.641747685186">
            <text:p>309.64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table:style-name="ce3"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table:style-name="ce3"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table:style-name="ce3"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table:style-name="ce3"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table:style-name="ce3"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table:style-name="ce3"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table:style-name="ce3"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table:style-name="ce3"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table:style-name="ce3"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table:style-name="ce3"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table:style-name="ce3"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table:style-name="ce3"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table:style-name="ce3"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table:style-name="ce3"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table:style-name="ce3"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2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table:style-name="ce3"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2"/>
        </table:table-row>
        <table:table-row table:style-name="ro1">
          <table:table-cell office:value-type="date" office:date-value="2008-11-17">
            <text:p>11/17/08</text:p>
          </table:table-cell>
          <table:table-cell/>
          <table:table-cell table:formula="oooc:=[.C19]+[.B20]" office:value-type="float" office:value="27.25">
            <text:p>27.2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1.75">
            <text:p>+1.75</text:p>
          </table:table-cell>
          <table:table-cell table:number-columns-repeated="7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27.25">
            <text:p>27.2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0.25">
            <text:p>+0.25</text:p>
          </table:table-cell>
          <table:table-cell table:number-columns-repeated="7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27.25">
            <text:p>27.2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-1.25">
            <text:p>-1.25</text:p>
          </table:table-cell>
          <table:table-cell table:number-columns-repeated="7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27.25">
            <text:p>27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2.75">
            <text:p>-2.75</text:p>
          </table:table-cell>
          <table:table-cell table:number-columns-repeated="7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27.25">
            <text:p>27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4.25">
            <text:p>-4.25</text:p>
          </table:table-cell>
          <table:table-cell table:number-columns-repeated="7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27.25">
            <text:p>27.2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5.75">
            <text:p>-5.75</text:p>
          </table:table-cell>
          <table:table-cell table:number-columns-repeated="7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27.25">
            <text:p>27.2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7.25">
            <text:p>-7.25</text:p>
          </table:table-cell>
          <table:table-cell table:number-columns-repeated="7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27.25">
            <text:p>27.2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8.75">
            <text:p>-8.75</text:p>
          </table:table-cell>
          <table:table-cell table:number-columns-repeated="7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27.25">
            <text:p>27.2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10.25">
            <text:p>-10.25</text:p>
          </table:table-cell>
          <table:table-cell table:number-columns-repeated="7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27.25">
            <text:p>27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11.75">
            <text:p>-11.75</text:p>
          </table:table-cell>
          <table:table-cell table:number-columns-repeated="7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27.25">
            <text:p>27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13.25">
            <text:p>-13.25</text:p>
          </table:table-cell>
          <table:table-cell table:number-columns-repeated="7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27.25">
            <text:p>27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14.75">
            <text:p>-14.75</text:p>
          </table:table-cell>
          <table:table-cell table:number-columns-repeated="7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27.25">
            <text:p>27.2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16.25">
            <text:p>-16.25</text:p>
          </table:table-cell>
          <table:table-cell table:number-columns-repeated="7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27.25">
            <text:p>27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17.75">
            <text:p>-17.75</text:p>
          </table:table-cell>
          <table:table-cell table:number-columns-repeated="7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9.641770833332">
            <text:p>309.64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17073224065044">
            <text:p>0.82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25T19:21:14.943787">
            <text:p>05/25/09</text:p>
          </table:table-cell>
          <table:table-cell/>
          <table:table-cell table:style-name="ce3" table:formula="oooc:=DAYS(NOW();[January.A4])" office:value-type="float" office:value="309.641770833332">
            <text:p>309.64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78318762844567">
            <text:p>0.78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10T17:41:56.50344">
            <text:p>07/10/09</text:p>
          </table:table-cell>
          <table:table-cell/>
          <table:table-cell table:style-name="ce3" table:formula="oooc:=DAYS(NOW();[January.A4])" office:value-type="float" office:value="309.641770833332">
            <text:p>309.64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07268917273694">
            <text:p>0.7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8-25T10:25:17.568319">
            <text:p>08/25/09</text:p>
          </table:table-cell>
          <table:table-cell/>
          <table:table-cell table:style-name="ce3" table:formula="oooc:=DAYS(NOW();[January.A4])" office:value-type="float" office:value="309.641770833332">
            <text:p>309.64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30567379441501">
            <text:p>0.63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0-13T06:10:26.591623">
            <text:p>10/13/09</text:p>
          </table:table-cell>
          <table:table-cell/>
          <table:table-cell table:style-name="ce3" table:formula="oooc:=DAYS(NOW();[January.A4])" office:value-type="float" office:value="309.641770833332">
            <text:p>309.64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77164303777115">
            <text:p>0.48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14T23:30:33.303159">
            <text:p>08/14/09</text:p>
          </table:table-cell>
          <table:table-cell/>
          <table:table-cell table:style-name="ce3" table:formula="oooc:=DAYS(NOW();[January.A4])" office:value-type="float" office:value="309.641770833332">
            <text:p>309.64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16T15:24:09">
            <text:p>11/16/08</text:p>
          </table:table-cell>
          <table:table-cell table:formula="oooc:=DAYS(NOW();1/1/8)" office:value-type="float" office:value="39768.5167708333">
            <text:p>39768.5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09228305155051">
            <text:p>0.31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6-14T05:40:36.771589">
            <text:p>06/14/10</text:p>
          </table:table-cell>
          <table:table-cell/>
          <table:table-cell table:style-name="ce3" table:formula="oooc:=DAYS(NOW();[January.A4])" office:value-type="float" office:value="309.641770833332">
            <text:p>309.64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6">11/16/2008</text:date>, <text:time>15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16T15:24:08</dc:date>
    <meta:editing-cycles>218</meta:editing-cycles>
    <meta:editing-duration>P16DT1H29M34S</meta:editing-duration>
    <meta:user-defined meta:name="Info 1"/>
    <meta:user-defined meta:name="Info 2"/>
    <meta:user-defined meta:name="Info 3"/>
    <meta:user-defined meta:name="Info 4"/>
    <meta:document-statistic meta:table-count="11" meta:cell-count="3174"/>
  </office:meta>
</office:document-meta>
</file>